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FakePearl" svg:font-family="FakePear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style:font-name="FakePearl" style:font-name-asian="FakePearl" style:language-asian="zh" style:country-asian="TW"/>
    </style:style>
    <style:style style:name="P2" style:family="paragraph">
      <loext:graphic-properties draw:fill-color="#ffffff"/>
      <style:text-properties style:language-asian="zh" style:country-asian="TW"/>
    </style:style>
    <style:style style:name="T1" style:family="text">
      <style:text-properties style:font-name="FakePearl" style:font-name-asian="FakePear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span text:style-name="T1">台大醫學系</text:span></text:p>
          </draw:text-box>
        </draw:frame>
        <draw:frame presentation:style-name="pr2" draw:text-style-name="P2" draw:layer="layout" svg:width="22.5cm" svg:height="9.134cm" svg:x="4.5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FakePearl" svg:font-family="FakePear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TW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01:02.141146393</meta:creation-date>
    <meta:editing-duration>PT8M8S</meta:editing-duration>
    <meta:editing-cycles>2</meta:editing-cycles>
    <meta:generator>LibreOffice/24.2.3.2$Linux_X86_64 LibreOffice_project/420$Build-2</meta:generator>
    <dc:title>台灣大學醫學系</dc:title>
    <dc:contributor>Oliver Tzeng</dc:contributor>
    <dc:subject>輔導報告</dc:subject>
    <dc:date>2024-05-24T18:19:36.944563247</dc:date>
    <meta:document-statistic meta:object-count="106"/>
  </office:meta>
</office:document-meta>
</file>